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 style:list-style-name="L1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 style:list-style-name="L1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 style:list-style-name="L1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 style:list-style-name="L1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 style:list-style-name="L1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 style:list-style-name="L1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 style:list-style-name="L1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 style:list-style-name="L1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standard" style:list-style-name="L1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 style:list-style-name="L1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standard" style:list-style-name="L1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standard" style:list-style-name="L1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 style:parent-style-name="standard" style:list-style-name="L1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6" style:family="graphic" style:parent-style-name="standard" style:list-style-name="L1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standard">
      <style:graphic-properties svg:stroke-width="0.05cm" draw:marker-start="Arrowheads_20_1" draw:marker-start-width="0.38cm" draw:marker-end-width="0.28cm" draw:textarea-horizontal-align="center" draw:textarea-vertical-align="bottom" fo:padding-top="0.15cm" fo:padding-bottom="0.15cm" fo:padding-left="0.275cm" fo:padding-right="0.275cm"/>
    </style:style>
    <style:style style:name="gr18" style:family="graphic" style:parent-style-name="standard">
      <style:graphic-properties draw:stroke="dash" draw:stroke-dash="Fine_20_Dashed_20__28_var_29_" svg:stroke-width="0.05cm" draw:marker-start="Arrowheads_20_1" draw:marker-start-width="0.38cm" draw:marker-end-width="0.28cm" draw:textarea-horizontal-align="center" draw:textarea-vertical-align="bottom" fo:padding-top="0.15cm" fo:padding-bottom="0.15cm" fo:padding-left="0.275cm" fo:padding-right="0.275cm"/>
    </style:style>
    <style:style style:name="gr19" style:family="graphic" style:parent-style-name="standard">
      <style:graphic-properties draw:stroke="dash" draw:stroke-dash="Fine_20_Dashed_20__28_var_29_"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svg:stroke-width="0.01cm" draw:marker-start-width="0.215cm" draw:marker-end-width="0.215cm" draw:fill="none" draw:textarea-horizontal-align="justify" draw:textarea-vertical-align="middle" draw:auto-grow-height="false" fo:padding-top="0.13cm" fo:padding-bottom="0.13cm" fo:padding-left="0.255cm" fo:padding-right="0.25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Helvetica" style:font-family-generic="swiss"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margin-left="0cm" fo:margin-right="0cm" fo:margin-top="0.1cm" fo:margin-bottom="0.1cm" fo:line-height="100%" fo:text-align="start" fo:text-indent="0cm"/>
    </style:style>
    <style:style style:name="P4" style:family="paragraph">
      <style:paragraph-properties fo:margin-left="0cm" fo:margin-right="0cm" fo:margin-top="0.1cm" fo:margin-bottom="0.1cm" fo:line-height="100%" fo:text-align="start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5" style:family="paragraph">
      <style:paragraph-properties fo:margin-left="0cm" fo:margin-right="0cm" fo:text-align="center" fo:text-indent="0cm"/>
    </style:style>
    <style:style style:name="T1" style:family="text">
      <style:text-properties fo:font-family="Helvetica" style:font-family-generic="swis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" style:family="text">
      <style:text-properties fo:font-family="Helvetica" style:font-family-generic="swiss" fo:font-size="10pt" fo:font-weight="bold" style:font-size-asian="10pt" style:font-weight-asian="bold" style:font-size-complex="10pt" style:font-weight-complex="bold"/>
    </style:style>
    <style:style style:name="T3" style:family="text">
      <style:text-properties style:use-window-font-color="true" style:text-outline="false" style:text-line-through-style="none" fo:font-family="Helvetica" style:font-family-generic="swiss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0pt" style:font-style-asian="normal" style:font-weight-asian="normal" style:font-family-complex="'DejaVu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4" style:family="text">
      <style:text-properties fo:color="#000000" style:text-outline="false" style:text-line-through-style="none" fo:font-family="Helvetica" style:font-family-generic="swiss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0pt" style:font-style-asian="normal" style:font-weight-asian="normal" style:font-family-complex="'DejaVu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5" style:family="text">
      <style:text-properties style:text-outline="false" style:text-line-through-style="none" fo:font-size="10pt" fo:font-style="normal" fo:text-shadow="none" style:text-underline-style="none" fo:font-weight="normal" style:letter-kerning="true" style:font-size-asian="10pt" style:font-style-asian="normal" style:font-weight-asian="normal" style:font-size-complex="10pt" style:font-style-complex="normal" style:font-weight-complex="normal" style:text-emphasize="none" style:font-relief="none"/>
    </style:style>
    <style:style style:name="T6" style:family="text">
      <style:text-properties fo:font-family="Helvetica" style:font-family-generic="swiss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id="id5">
          <draw:glue-point draw:id="4" svg:x="-1.019cm" svg:y="4.99cm"/>
          <draw:glue-point draw:id="5" svg:x="0.568cm" svg:y="-1.349cm"/>
          <draw:glue-point draw:id="6" svg:x="3.333cm" svg:y="3.333cm"/>
          <draw:glue-point draw:id="7" svg:x="2.142cm" svg:y="3.333cm"/>
          <draw:glue-point draw:id="8" svg:x="2.034cm" svg:y="2.85cm" draw:escape-direction="right"/>
          <draw:custom-shape draw:style-name="gr1" draw:text-style-name="P2" draw:layer="layout" svg:width="3.145cm" svg:height="1.081cm" svg:x="10.121cm" svg:y="8.935cm">
            <text:p text:style-name="P1"><text:span text:style-name="T1">&lt;&lt;interface&gt;&gt;</text:span></text:p>
            <text:p text:style-name="P1"><text:span text:style-name="T2">Prox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3.139cm" svg:height="1.742cm" svg:x="10.125cm" svg:y="10.018cm">
            <text:p text:style-name="P3"><text:span text:style-name="T3">+ call ()</text:span></text:p>
            <text:p text:style-name="P3"><text:span text:style-name="T3">+ call (arg0)</text:span></text:p>
            <text:p text:style-name="P3"><text:span text:style-name="T4">+ call (arg0, <text:s/>...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6">
          <draw:glue-point draw:id="4" svg:x="-1.019cm" svg:y="4.99cm"/>
          <draw:glue-point draw:id="5" svg:x="0.568cm" svg:y="-1.349cm"/>
          <draw:glue-point draw:id="6" svg:x="3.333cm" svg:y="3.333cm"/>
          <draw:glue-point draw:id="7" svg:x="2.142cm" svg:y="3.333cm"/>
          <draw:glue-point draw:id="8" svg:x="2.034cm" svg:y="2.85cm" draw:escape-direction="right"/>
          <draw:custom-shape draw:style-name="gr1" draw:text-style-name="P2" draw:layer="layout" svg:width="3.073cm" svg:height="1.094cm" svg:x="13.461cm" svg:y="9.346cm">
            <text:p text:style-name="P1"><text:span text:style-name="T1">&lt;&lt;interface&gt;&gt;</text:span></text:p>
            <text:p text:style-name="P1"><text:span text:style-name="T2">Ag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3.067cm" svg:height="0.906cm" svg:x="13.465cm" svg:y="10.442cm">
            <text:p text:style-name="P3"><text:span text:style-name="T3">+ </text:span><text:span text:style-name="T4">dispatch (...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1">
          <draw:glue-point draw:id="4" svg:x="-1.019cm" svg:y="4.99cm"/>
          <draw:glue-point draw:id="5" svg:x="0.568cm" svg:y="-1.349cm"/>
          <draw:glue-point draw:id="6" svg:x="3.333cm" svg:y="3.333cm"/>
          <draw:glue-point draw:id="7" svg:x="2.142cm" svg:y="3.333cm"/>
          <draw:glue-point draw:id="8" svg:x="2.034cm" svg:y="2.85cm" draw:escape-direction="right"/>
          <draw:custom-shape draw:style-name="gr1" draw:text-style-name="P2" draw:layer="layout" svg:width="3.181cm" svg:height="0.635cm" svg:x="5.883cm" svg:y="8.199cm">
            <text:p text:style-name="P1"><text:span text:style-name="T2">Proxy_Comm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3.176cm" svg:height="0.843cm" svg:x="5.886cm" svg:y="8.836cm">
            <text:p text:style-name="P3"><text:span text:style-name="T3">+ serialize (...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3">
          <draw:glue-point draw:id="4" svg:x="-1.019cm" svg:y="4.99cm"/>
          <draw:glue-point draw:id="5" svg:x="0.568cm" svg:y="-1.349cm"/>
          <draw:glue-point draw:id="6" svg:x="3.333cm" svg:y="3.333cm"/>
          <draw:glue-point draw:id="7" svg:x="2.142cm" svg:y="3.333cm"/>
          <draw:glue-point draw:id="8" svg:x="2.034cm" svg:y="2.85cm" draw:escape-direction="right"/>
          <draw:custom-shape draw:style-name="gr1" draw:text-style-name="P2" draw:layer="layout" svg:width="3.181cm" svg:height="0.635cm" svg:x="17.585cm" svg:y="8.199cm">
            <text:p text:style-name="P1"><text:span text:style-name="T2">Agent_Comm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3.176cm" svg:height="0.843cm" svg:x="17.588cm" svg:y="8.836cm">
            <text:p text:style-name="P3"><text:span text:style-name="T3">+ deserialize (...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7">
          <draw:glue-point draw:id="4" svg:x="-1.019cm" svg:y="4.99cm"/>
          <draw:glue-point draw:id="5" svg:x="0.568cm" svg:y="-1.349cm"/>
          <draw:glue-point draw:id="6" svg:x="3.333cm" svg:y="3.333cm"/>
          <draw:glue-point draw:id="7" svg:x="2.142cm" svg:y="3.333cm"/>
          <draw:glue-point draw:id="8" svg:x="2.034cm" svg:y="2.85cm" draw:escape-direction="right"/>
          <draw:custom-shape draw:style-name="gr1" draw:text-style-name="P2" draw:layer="layout" svg:width="3.073cm" svg:height="1.094cm" svg:x="11.73cm" svg:y="12.424cm">
            <text:p text:style-name="P1"><text:span text:style-name="T1">&lt;&lt;interface&gt;&gt;</text:span></text:p>
            <text:p text:style-name="P1"><text:span text:style-name="T1">Component_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3.067cm" svg:height="0.906cm" svg:x="11.734cm" svg:y="13.52cm">
            <text:p text:style-name="P3"><text:span text:style-name="T5">. . .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10">
          <draw:glue-point draw:id="4" svg:x="-1.019cm" svg:y="4.99cm"/>
          <draw:glue-point draw:id="5" svg:x="0.568cm" svg:y="-1.349cm"/>
          <draw:glue-point draw:id="6" svg:x="3.333cm" svg:y="3.333cm"/>
          <draw:glue-point draw:id="7" svg:x="2.142cm" svg:y="3.333cm"/>
          <draw:glue-point draw:id="8" svg:x="2.034cm" svg:y="2.85cm" draw:escape-direction="right"/>
          <draw:custom-shape draw:style-name="gr1" draw:text-style-name="P2" draw:layer="layout" svg:width="2.824cm" svg:height="0.635cm" svg:x="11.854cm" svg:y="15.368cm">
            <text:p text:style-name="P1"><text:span text:style-name="T2">Compon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2.819cm" svg:height="0.383cm" svg:x="11.857cm" svg:y="16.0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" draw:text-style-name="P2" draw:id="id11" draw:layer="layout" svg:width="2.487cm" svg:height="0.754cm" svg:x="12.023cm" svg:y="18.096cm">
          <text:p text:style-name="P1"><text:span text:style-name="T2">Compon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id="id8">
          <draw:glue-point draw:id="4" svg:x="-1.019cm" svg:y="4.99cm"/>
          <draw:glue-point draw:id="5" svg:x="0.568cm" svg:y="-1.349cm"/>
          <draw:glue-point draw:id="6" svg:x="3.333cm" svg:y="3.333cm"/>
          <draw:glue-point draw:id="7" svg:x="2.142cm" svg:y="3.333cm"/>
          <draw:glue-point draw:id="8" svg:x="2.034cm" svg:y="2.85cm" draw:escape-direction="right"/>
          <draw:custom-shape draw:style-name="gr1" draw:text-style-name="P2" draw:layer="layout" svg:width="3.575cm" svg:height="0.635cm" svg:x="5.686cm" svg:y="12.915cm">
            <text:p text:style-name="P1"><text:span text:style-name="T2">Component_Prox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4" draw:layer="layout" svg:width="3.57cm" svg:height="0.383cm" svg:x="5.689cm" svg:y="13.5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9">
          <draw:glue-point draw:id="4" svg:x="-1.019cm" svg:y="4.99cm"/>
          <draw:glue-point draw:id="5" svg:x="0.568cm" svg:y="-1.349cm"/>
          <draw:glue-point draw:id="6" svg:x="3.333cm" svg:y="3.333cm"/>
          <draw:glue-point draw:id="7" svg:x="2.142cm" svg:y="3.333cm"/>
          <draw:glue-point draw:id="8" svg:x="2.034cm" svg:y="2.85cm" draw:escape-direction="right"/>
          <draw:custom-shape draw:style-name="gr1" draw:text-style-name="P2" draw:layer="layout" svg:width="3.575cm" svg:height="0.635cm" svg:x="17.388cm" svg:y="12.898cm">
            <text:p text:style-name="P1"><text:span text:style-name="T2">Component_Ag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4" draw:layer="layout" svg:width="3.57cm" svg:height="0.882cm" svg:x="17.391cm" svg:y="13.535cm">
            <text:p text:style-name="P3"><text:span text:style-name="T4">+ switch (...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4">
          <draw:g>
            <draw:glue-point draw:id="4" svg:x="-1.019cm" svg:y="4.99cm"/>
            <draw:glue-point draw:id="5" svg:x="0.568cm" svg:y="-1.349cm"/>
            <draw:glue-point draw:id="6" svg:x="3.333cm" svg:y="3.333cm"/>
            <draw:glue-point draw:id="7" svg:x="2.142cm" svg:y="3.333cm"/>
            <draw:glue-point draw:id="8" svg:x="2.034cm" svg:y="2.85cm" draw:escape-direction="right"/>
            <draw:custom-shape draw:style-name="gr10" draw:text-style-name="P2" draw:layer="layout" svg:width="2.824cm" svg:height="0.635cm" svg:x="18.063cm" svg:y="10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4" draw:layer="layout" svg:width="2.819cm" svg:height="0.383cm" svg:x="18.066cm" svg:y="11.1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glue-point draw:id="4" svg:x="-1.019cm" svg:y="4.99cm"/>
            <draw:glue-point draw:id="5" svg:x="0.568cm" svg:y="-1.349cm"/>
            <draw:glue-point draw:id="6" svg:x="3.333cm" svg:y="3.333cm"/>
            <draw:glue-point draw:id="7" svg:x="2.142cm" svg:y="3.333cm"/>
            <draw:glue-point draw:id="8" svg:x="2.034cm" svg:y="2.85cm" draw:escape-direction="right"/>
            <draw:custom-shape draw:style-name="gr10" draw:text-style-name="P2" draw:layer="layout" svg:width="2.824cm" svg:height="0.635cm" svg:x="17.763cm" svg:y="10.7cm">
              <text:p text:style-name="P1"><text:span text:style-name="T2">Agent_Plat_1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4" draw:layer="layout" svg:width="2.819cm" svg:height="0.383cm" svg:x="17.766cm" svg:y="11.3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glue-point draw:id="4" svg:x="-1.019cm" svg:y="4.99cm"/>
            <draw:glue-point draw:id="5" svg:x="0.568cm" svg:y="-1.349cm"/>
            <draw:glue-point draw:id="6" svg:x="3.333cm" svg:y="3.333cm"/>
            <draw:glue-point draw:id="7" svg:x="2.142cm" svg:y="3.333cm"/>
            <draw:glue-point draw:id="8" svg:x="2.034cm" svg:y="2.85cm" draw:escape-direction="right"/>
            <draw:custom-shape draw:style-name="gr10" draw:text-style-name="P2" draw:layer="layout" svg:width="2.824cm" svg:height="0.635cm" svg:x="17.463cm" svg:y="11.1cm">
              <text:p text:style-name="P1"><text:span text:style-name="T2">Agent_Plat_0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4" draw:layer="layout" svg:width="2.819cm" svg:height="0.383cm" svg:x="17.466cm" svg:y="11.7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draw:id="id2">
          <draw:g>
            <draw:glue-point draw:id="4" svg:x="-1.019cm" svg:y="4.99cm"/>
            <draw:glue-point draw:id="5" svg:x="0.568cm" svg:y="-1.349cm"/>
            <draw:glue-point draw:id="6" svg:x="3.333cm" svg:y="3.333cm"/>
            <draw:glue-point draw:id="7" svg:x="2.142cm" svg:y="3.333cm"/>
            <draw:glue-point draw:id="8" svg:x="2.034cm" svg:y="2.85cm" draw:escape-direction="right"/>
            <draw:custom-shape draw:style-name="gr10" draw:text-style-name="P2" draw:layer="layout" svg:width="2.824cm" svg:height="0.635cm" svg:x="6.361cm" svg:y="10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" draw:text-style-name="P4" draw:layer="layout" svg:width="2.819cm" svg:height="0.383cm" svg:x="6.364cm" svg:y="11.1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glue-point draw:id="4" svg:x="-1.019cm" svg:y="4.99cm"/>
            <draw:glue-point draw:id="5" svg:x="0.568cm" svg:y="-1.349cm"/>
            <draw:glue-point draw:id="6" svg:x="3.333cm" svg:y="3.333cm"/>
            <draw:glue-point draw:id="7" svg:x="2.142cm" svg:y="3.333cm"/>
            <draw:glue-point draw:id="8" svg:x="2.034cm" svg:y="2.85cm" draw:escape-direction="right"/>
            <draw:custom-shape draw:style-name="gr10" draw:text-style-name="P2" draw:layer="layout" svg:width="2.824cm" svg:height="0.635cm" svg:x="6.061cm" svg:y="10.7cm">
              <text:p text:style-name="P1"><text:span text:style-name="T2">Proxy_Plat_1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4" draw:layer="layout" svg:width="2.819cm" svg:height="0.383cm" svg:x="6.064cm" svg:y="11.3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glue-point draw:id="4" svg:x="-1.019cm" svg:y="4.99cm"/>
            <draw:glue-point draw:id="5" svg:x="0.568cm" svg:y="-1.349cm"/>
            <draw:glue-point draw:id="6" svg:x="3.333cm" svg:y="3.333cm"/>
            <draw:glue-point draw:id="7" svg:x="2.142cm" svg:y="3.333cm"/>
            <draw:glue-point draw:id="8" svg:x="2.034cm" svg:y="2.85cm" draw:escape-direction="right"/>
            <draw:custom-shape draw:style-name="gr10" draw:text-style-name="P2" draw:layer="layout" svg:width="2.824cm" svg:height="0.635cm" svg:x="5.761cm" svg:y="11.1cm">
              <text:p text:style-name="P1"><text:span text:style-name="T2">Proxy_Plat_0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" draw:text-style-name="P4" draw:layer="layout" svg:width="2.819cm" svg:height="0.383cm" svg:x="5.764cm" svg:y="11.7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onnector draw:style-name="gr17" draw:text-style-name="P5" draw:layer="layout" svg:x1="7.473cm" svg:y1="9.679cm" svg:x2="7.473cm" svg:y2="10.5cm" draw:start-shape="id1" draw:start-glue-point="2" draw:end-shape="id2" draw:end-glue-point="0" svg:d="m7473 9679v821">
          <text:p/>
        </draw:connector>
        <draw:connector draw:style-name="gr17" draw:text-style-name="P5" draw:layer="layout" svg:x1="19.175cm" svg:y1="9.679cm" svg:x2="19.175cm" svg:y2="10.5cm" draw:start-shape="id3" draw:start-glue-point="2" draw:end-shape="id4" draw:end-glue-point="0" svg:d="m19175 9679v821">
          <text:p/>
        </draw:connector>
        <draw:connector draw:style-name="gr18" draw:text-style-name="P5" draw:layer="layout" draw:line-skew="-0.19cm" svg:x1="10.121cm" svg:y1="10.347cm" svg:x2="9.185cm" svg:y2="11.31cm" draw:start-shape="id5" draw:start-glue-point="3" draw:end-shape="id2" draw:end-glue-point="1" svg:d="m10121 10347h-658v963h-278">
          <text:p/>
        </draw:connector>
        <draw:connector draw:style-name="gr18" draw:text-style-name="P5" draw:layer="layout" draw:line-skew="0.104cm" svg:x1="16.534cm" svg:y1="10.347cm" svg:x2="17.463cm" svg:y2="11.31cm" draw:start-shape="id6" draw:start-glue-point="1" draw:end-shape="id4" draw:end-glue-point="3" svg:d="m16534 10347h568v963h361">
          <text:p/>
        </draw:connector>
        <draw:connector draw:style-name="gr18" draw:text-style-name="P5" draw:layer="layout" svg:x1="11.73cm" svg:y1="13.425cm" svg:x2="9.261cm" svg:y2="13.425cm" draw:start-shape="id7" draw:start-glue-point="3" draw:end-shape="id8" draw:end-glue-point="1" svg:d="m11730 13425h-2469">
          <text:p/>
        </draw:connector>
        <draw:connector draw:style-name="gr17" draw:text-style-name="P5" draw:layer="layout" svg:x1="7.473cm" svg:y1="12.12cm" svg:x2="7.473cm" svg:y2="12.915cm" draw:start-shape="id2" draw:start-glue-point="2" draw:end-shape="id8" draw:end-glue-point="0" svg:d="m7473 12120v795">
          <text:p/>
        </draw:connector>
        <draw:connector draw:style-name="gr17" draw:text-style-name="P5" draw:layer="layout" svg:x1="19.175cm" svg:y1="12.12cm" svg:x2="19.175cm" svg:y2="12.898cm" draw:start-shape="id4" draw:start-glue-point="2" draw:end-shape="id9" draw:end-glue-point="0" svg:d="m19175 12120v778">
          <text:p/>
        </draw:connector>
        <draw:connector draw:style-name="gr18" draw:text-style-name="P5" draw:layer="layout" svg:x1="13.266cm" svg:y1="14.426cm" svg:x2="13.266cm" svg:y2="15.368cm" draw:start-shape="id7" draw:start-glue-point="2" draw:end-shape="id10" draw:end-glue-point="0" svg:d="m13266 14426v942">
          <text:p/>
        </draw:connector>
        <draw:connector draw:style-name="gr17" draw:text-style-name="P5" draw:layer="layout" svg:x1="14.678cm" svg:y1="15.878cm" svg:x2="17.388cm" svg:y2="13.657cm" draw:start-shape="id10" draw:start-glue-point="1" draw:end-shape="id9" draw:end-glue-point="3" svg:d="m14678 15878h1355v-2221h1355">
          <text:p/>
        </draw:connector>
        <draw:connector draw:style-name="gr19" draw:text-style-name="P1" draw:layer="layout" svg:x1="7.473cm" svg:y1="13.935cm" svg:x2="12.023cm" svg:y2="18.473cm" draw:start-shape="id8" draw:start-glue-point="2" draw:end-shape="id11" draw:end-glue-point="3" svg:d="m7473 13935v4538h4550">
          <text:p/>
        </draw:connector>
        <draw:connector draw:style-name="gr19" draw:text-style-name="P1" draw:layer="layout" svg:x1="13.266cm" svg:y1="16.388cm" svg:x2="13.266cm" svg:y2="18.096cm" draw:start-shape="id10" draw:start-glue-point="2" draw:end-shape="id11" draw:end-glue-point="0" svg:d="m13266 16388v1708">
          <text:p/>
        </draw:connector>
        <draw:connector draw:style-name="gr19" draw:text-style-name="P1" draw:layer="layout" svg:x1="19.175cm" svg:y1="14.417cm" svg:x2="14.51cm" svg:y2="18.473cm" draw:start-shape="id9" draw:start-glue-point="2" draw:end-shape="id11" draw:end-glue-point="1" svg:d="m19175 14417v4056h-4665">
          <text:p/>
        </draw:connector>
        <draw:g>
          <draw:custom-shape draw:style-name="gr20" draw:text-style-name="P2" draw:layer="layout" svg:width="2.657cm" svg:height="0.754cm" svg:x="5.268cm" svg:y="7.088cm">
            <text:p text:style-name="P2"><text:span text:style-name="T6">namesace</text:span><text:span text:style-name="T2"> Im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6.085cm" svg:height="9.721cm" svg:x="5.268cm" svg:y="7.0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0" draw:text-style-name="P2" draw:layer="layout" svg:width="2.657cm" svg:height="0.754cm" svg:x="9.171cm" svg:y="17.256cm">
            <text:p text:style-name="P2"><text:span text:style-name="T6">namesace</text:span><text:span text:style-name="T2"> Ap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5.645cm" svg:height="2.089cm" svg:x="9.171cm" svg:y="17.2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Arrowheads_20_1" draw:display-name="Arrowheads 1" svg:viewBox="0 0 1357 1440" svg:d="m703 300-500 1001h1001zm-1204 139 703-1440v0l654 144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Tiago Mück</meta:initial-creator>
    <meta:creation-date>2011-01-28T14:48:19</meta:creation-date>
    <dc:date>2012-09-19T16:23:43</dc:date>
    <meta:editing-duration>PT09H28M39S</meta:editing-duration>
    <meta:editing-cycles>82</meta:editing-cycles>
    <meta:generator>OpenOffice.org/3.1$Unix OpenOffice.org_project/310m19$Build-9420</meta:generator>
    <meta:print-date>2011-08-20T15:00:02</meta:print-date>
    <dc:creator>Tiago Mück</dc:creator>
    <meta:document-statistic meta:object-count="63"/>
    <meta:user-defined meta:name="Info 1"/>
    <meta:user-defined meta:name="Info 2"/>
    <meta:user-defined meta:name="Info 3"/>
    <meta:user-defined meta:name="Info 4"/>
  </office:meta>
</office:document-meta>
</file>